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04aacf" officeooo:paragraph-rsid="0004aacf"/>
    </style:style>
    <style:style style:name="P2" style:family="paragraph" style:parent-style-name="Text_20_body">
      <style:text-properties officeooo:rsid="0004aacf" officeooo:paragraph-rsid="0004aacf"/>
    </style:style>
    <style:style style:name="P3" style:family="paragraph" style:parent-style-name="Text_20_body" style:list-style-name="L2">
      <style:text-properties officeooo:rsid="0004aacf" officeooo:paragraph-rsid="0004aacf"/>
    </style:style>
    <style:style style:name="P4" style:family="paragraph" style:parent-style-name="Text_20_body">
      <style:text-properties officeooo:rsid="0007374a" officeooo:paragraph-rsid="000831f9"/>
    </style:style>
    <style:style style:name="P5" style:family="paragraph" style:parent-style-name="Text_20_body" style:list-style-name="L3">
      <style:text-properties officeooo:paragraph-rsid="000831f9"/>
    </style:style>
    <style:style style:name="P6" style:family="paragraph" style:parent-style-name="Text_20_body">
      <style:text-properties officeooo:rsid="00094216" officeooo:paragraph-rsid="00094216"/>
    </style:style>
    <style:style style:name="P7" style:family="paragraph" style:parent-style-name="Text_20_body">
      <style:text-properties officeooo:rsid="000bdd08" officeooo:paragraph-rsid="000bdd08"/>
    </style:style>
    <style:style style:name="P8" style:family="paragraph" style:parent-style-name="Text_20_body">
      <style:text-properties officeooo:rsid="000c5a85" officeooo:paragraph-rsid="000c5a85"/>
    </style:style>
    <style:style style:name="P9" style:family="paragraph" style:parent-style-name="Text_20_body">
      <style:text-properties officeooo:rsid="000d68fb" officeooo:paragraph-rsid="000d68fb"/>
    </style:style>
    <style:style style:name="P10" style:family="paragraph" style:parent-style-name="Text_20_body">
      <style:text-properties officeooo:rsid="000e6c53" officeooo:paragraph-rsid="000e6c53"/>
    </style:style>
    <style:style style:name="T1" style:family="text">
      <style:text-properties officeooo:rsid="0004aacf"/>
    </style:style>
    <style:style style:name="T2" style:family="text">
      <style:text-properties officeooo:rsid="00060e51"/>
    </style:style>
    <style:style style:name="T3" style:family="text">
      <style:text-properties officeooo:rsid="0007374a"/>
    </style:style>
    <style:style style:name="T4" style:family="text">
      <style:text-properties officeooo:rsid="000831f9"/>
    </style:style>
    <style:style style:name="T5" style:family="text">
      <style:text-properties officeooo:rsid="000a0f49"/>
    </style:style>
    <style:style style:name="T6" style:family="text">
      <style:text-properties officeooo:rsid="000d68fb"/>
    </style:style>
    <style:style style:name="T7" style:family="text">
      <style:text-properties officeooo:rsid="00103f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isplay Control Documentation</text:p>
      <text:h text:style-name="P1" text:outline-level="1">Introduction</text:h>
      <text:p text:style-name="Text_20_body">The di<text:span text:style-name="T1">splay hardware is currently arranged in the following hierarchy:</text:span></text:p>
      <text:list xml:id="list3824489624" text:style-name="L2">
        <text:list-item>
          <text:p text:style-name="P3">display_top (display_top.vhd)</text:p>
          <text:list>
            <text:list-item>
              <text:p text:style-name="P3">u_display_control (display_control.vhd)</text:p>
              <text:list>
                <text:list-item>
                  <text:p text:style-name="P3">font ram (simple_dual_two_clocks.vhd)</text:p>
                </text:list-item>
              </text:list>
            </text:list-item>
          </text:list>
        </text:list-item>
      </text:list>
      <text:p text:style-name="P4">Packages: </text:p>
      <text:list xml:id="list4286834712" text:style-name="L3">
        <text:list-item>
          <text:p text:style-name="P5"><text:span text:style-name="T3">pkg_vga_params_1280_1024_60hz.vhd </text:span></text:p>
        </text:list-item>
        <text:list-item>
          <text:p text:style-name="P5"><text:span text:style-name="T3">pkg_vga_params_640_480_60hz.vhd</text:span></text:p>
        </text:list-item>
      </text:list>
      <text:p text:style-name="P2">u_display_control takes in <text:span text:style-name="T2">a pixelclk generated by </text:span><text:span text:style-name="T3">a Clock Wizard IP core in display_top. It supports both </text:span><text:a xlink:type="simple" xlink:href="mailto:1280x1024@60Hz" text:style-name="Internet_20_link" text:visited-style-name="Visited_20_Internet_20_Link"><text:span text:style-name="T3">1280x1024@60Hz</text:span></text:a><text:span text:style-name="T3"> and </text:span><text:a xlink:type="simple" xlink:href="mailto:640x480@60Hz" text:style-name="Internet_20_link" text:visited-style-name="Visited_20_Internet_20_Link"><text:span text:style-name="T3">640x480@60Hz</text:span></text:a><text:span text:style-name="T3">, with the output depending on which package is </text:span><text:span text:style-name="T4">used in display_control.</text:span></text:p>
      <text:p text:style-name="P2"/>
      <text:p text:style-name="P2"/>
      <text:p text:style-name="P6">Current issues:</text:p>
      <text:p text:style-name="P6">All displayed char addresses are shifted by 1, so address 0 is displayed in the spot of address 1.</text:p>
      <text:p text:style-name="P6"/>
      <text:p text:style-name="P6">So when hcount_<text:span text:style-name="T5">d2 </text:span>=0-7, CHAR_ADDR = -1</text:p>
      <text:p text:style-name="P6">when hcount_<text:span text:style-name="T5">d2 </text:span>=8-16, CHAR_ADDR = 0</text:p>
      <text:p text:style-name="P6"/>
      <text:p text:style-name="P7">CHAR_ADDR(0) and CHAR_ADDR(159) are the same character, starting at font_rom address 128</text:p>
      <text:p text:style-name="P7"/>
      <text:p text:style-name="P8">It looks like the problem is with taking an extra cycle to assert enb to read the new font row. <text:span text:style-name="T6">This was leaving .</text:span></text:p>
      <text:p text:style-name="P9">This messed up the character display, so lets revert that for now…</text:p>
      <text:p text:style-name="P10">Our first row of image data is looking pretty screwed (need more v_count delay?, lets focus on fixing the second row of frame 2</text:p>
      <text:p text:style-name="P10">Start by changing read_font_bit to be combinational – we don’t need to wait for ANOTHER enb to register it, as its coming straight out of the (registered) font memory.</text:p>
      <text:p text:style-name="P10">This looks like we are now getting a proper looking character in all 4 corners of the screen. Now we just need <text:span text:style-name="T7">to fix the first line of every fram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2T23:19:29.771000000</meta:creation-date>
    <dc:date>2020-06-03T01:02:30.099000000</dc:date>
    <meta:editing-duration>PT11M47S</meta:editing-duration>
    <meta:editing-cycles>7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20" meta:word-count="224" meta:character-count="1402" meta:non-whitespace-character-count="1200"/>
  </office:meta>
</office:document-meta>
</file>